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FMono-Regular" svg:font-family="SFMono-Regular, Consolas, 'Liberation Mono', Menlo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able_20_Contents">
      <style:paragraph-properties style:line-height-at-least="0.513cm"/>
      <style:text-properties fo:color="#24292e" loext:opacity="100%" style:font-name="SFMono-Regular" fo:font-size="8.75pt"/>
    </style:style>
    <style:style style:name="P2" style:family="paragraph" style:parent-style-name="Table_20_Contents">
      <style:paragraph-properties style:line-height-at-least="0.513cm"/>
      <style:text-properties fo:color="#24292e" loext:opacity="100%" style:font-name="SFMono-Regular" fo:font-size="8.75pt" officeooo:paragraph-rsid="000ee431" style:font-size-asian="2pt" style:font-size-complex="2pt"/>
    </style:style>
    <style:style style:name="P3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// 1 - Robert II. von Flandern</text:p>
      <text:p text:style-name="P1">MATCH (n:IndexPerson)<text:bookmark text:name="L3"/></text:p>
      <text:p text:style-name="P1">WHERE n.registerId = 'H4P01822'<text:bookmark text:name="L4"/></text:p>
      <text:p text:style-name="P1">RETURN *;<text:bookmark text:name="L5"/></text:p>
      <text:p text:style-name="P3"><text:bookmark text:name="L6"/></text:p>
      <text:p text:style-name="P1">// 2 - Robert II. von Flandern mit Netzwerk<text:bookmark text:name="L7"/></text:p>
      <text:p text:style-name="P1">MATCH (n:IndexPerson)-[:PERSON_IN]-&gt;(r:Regesta)&lt;-[:PERSON_IN]-<text:bookmark text:name="L8"/></text:p>
      <text:p text:style-name="P1">(m:IndexPerson)<text:bookmark text:name="L9"/></text:p>
      <text:p text:style-name="P1">WHERE n.registerId = 'H4P01822'<text:bookmark text:name="L10"/></text:p>
      <text:p text:style-name="P1">RETURN *;<text:bookmark text:name="L11"/></text:p>
      <text:p text:style-name="P3"><text:bookmark text:name="L12"/></text:p>
      <text:p text:style-name="P1">// 3 - Robert II. von Flandern und Herzog Heinrich von Niederlothringen<text:bookmark text:name="L13"/></text:p>
      <text:p text:style-name="P1">MATCH<text:bookmark text:name="L14"/></text:p>
      <text:p text:style-name="P1">(n:IndexPerson)-[:PERSON_IN]-&gt;<text:bookmark text:name="L15"/></text:p>
      <text:p text:style-name="P1">(r:Regesta)&lt;-[:PERSON_IN]-(m:IndexPerson)<text:bookmark text:name="L16"/></text:p>
      <text:p text:style-name="P1">WHERE n.registerId = 'H4P01822'<text:bookmark text:name="L17"/></text:p>
      <text:p text:style-name="P1">AND m.registerId = 'H4P00926'<text:bookmark text:name="L18"/></text:p>
      <text:p text:style-name="P1">RETURN *;<text:bookmark text:name="L19"/></text:p>
      <text:p text:style-name="P3"><text:bookmark text:name="L20"/></text:p>
      <text:p text:style-name="P1">// 4 - Robert und Heinrich mit gemeinsamen Bekannten<text:bookmark text:name="L21"/></text:p>
      <text:p text:style-name="P1">MATCH (n0:IndexPerson)--&gt;(r1:Regesta)--(n:IndexPerson)<text:bookmark text:name="L22"/></text:p>
      <text:p text:style-name="P1">MATCH (m:IndexPerson)--(r2:Regesta)--(n3:IndexPerson)<text:bookmark text:name="L23"/></text:p>
      <text:p text:style-name="P1">WHERE n.registerId = 'H4P01822'<text:bookmark text:name="L24"/></text:p>
      <text:p text:style-name="P1">AND m.registerId = 'H4P00926'<text:bookmark text:name="L25"/></text:p>
      <text:p text:style-name="P1">RETURN *;<text:bookmark text:name="L26"/></text:p>
      <text:p text:style-name="P3"><text:bookmark text:name="L27"/></text:p>
      <text:p text:style-name="P1">// 5 - Bekannten Graph<text:bookmark text:name="L28"/></text:p>
      <text:p text:style-name="P1">MATCH<text:bookmark text:name="L29"/></text:p>
      <text:p text:style-name="P1">(startPerson:IndexPerson)-[:PERSON_IN]-&gt;<text:bookmark text:name="L30"/></text:p>
      <text:p text:style-name="P1">(regest:Regesta)&lt;-[:PERSON_IN]-(endPerson:IndexPerson)<text:bookmark text:name="L31"/></text:p>
      <text:p text:style-name="P1">WHERE startPerson.registerId in ['H4P01822', 'H4P00926']<text:bookmark text:name="L32"/></text:p>
      <text:p text:style-name="P1">WITH startPerson, endPerson, count(regest) as anzahl,<text:bookmark text:name="L33"/></text:p>
      <text:p text:style-name="P1">collect(regest.ident) as idents<text:bookmark text:name="L34"/></text:p>
      <text:p text:style-name="P1">CALL apoc.create.vRelationship(startPerson, "APPEARS_WITH",<text:bookmark text:name="L35"/></text:p>
      <text:p text:style-name="P1">{anzahl:anzahl, regesten:idents}, endPerson) YIELD rel<text:bookmark text:name="L36"/></text:p>
      <text:p text:style-name="P1">RETURN startPerson, endPerson, rel;<text:bookmark text:name="L37"/></text:p>
      <text:p text:style-name="P3"><text:bookmark text:name="L38"/></text:p>
      <text:p text:style-name="P1">// 6 - Bekannten Tabelle<text:bookmark text:name="L39"/></text:p>
      <text:p text:style-name="P1">MATCH<text:bookmark text:name="L40"/></text:p>
      <text:p text:style-name="P1">(startPerson:IndexPerson)-[:PERSON_IN]-&gt;<text:bookmark text:name="L41"/></text:p>
      <text:p text:style-name="P1">(regest1:Regesta)&lt;-[:PERSON_IN]-(middlePerson:IndexPerson)<text:bookmark text:name="L42"/></text:p>
      <text:p text:style-name="P1">-[:PERSON_IN]-&gt;(regest2:Regesta)&lt;-[:PERSON_IN]-(endPerson:IndexPerson)<text:bookmark text:name="L43"/></text:p>
      <text:p text:style-name="P1">WHERE startPerson.registerId in ['H4P00926']<text:bookmark text:name="L44"/></text:p>
      <text:p text:style-name="P1">AND endPerson.registerId in ['H4P01822']<text:bookmark text:name="L45"/></text:p>
      <text:p text:style-name="P1">RETURN DISTINCT startPerson.name1, regest1.ident, regest1.text,<text:bookmark text:name="L46"/></text:p>
      <text:p text:style-name="P1">middlePerson.name1, regest2.ident, regest2.text, endPerson.name1;<text:bookmark text:name="L47"/></text:p>
      <text:p text:style-name="P3"><text:bookmark text:name="L48"/></text:p>
      <text:p text:style-name="P1">// Robert II. von Flandern mit Regesten und weiteren Entitäten<text:bookmark text:name="L49"/></text:p>
      <text:p text:style-name="P1">MATCH (n:IndexPerson)-[:PERSON_IN]-&gt;(r)--(e)<text:bookmark text:name="L50"/></text:p>
      <text:p text:style-name="P1">WHERE n.registerId = 'H4P01822'<text:bookmark text:name="L51"/></text:p>
      <text:p text:style-name="P1">RETURN *;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FMono-Regular" svg:font-family="SFMono-Regular, Consolas, 'Liberation Mono', Menlo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3T11:08:10.550246662</meta:creation-date>
    <meta:print-date>2020-09-13T11:08:50.054543282</meta:print-date>
    <dc:date>2020-09-13T11:12:07.824282508</dc:date>
    <meta:editing-duration>PT3M57S</meta:editing-duration>
    <meta:editing-cycles>1</meta:editing-cycles>
    <meta:document-statistic meta:table-count="0" meta:image-count="0" meta:object-count="0" meta:page-count="1" meta:paragraph-count="45" meta:word-count="164" meta:character-count="1659" meta:non-whitespace-character-count="1545"/>
    <meta:generator>LibreOffice/7.0.1.2$MacOSX_X86_64 LibreOffice_project/7cbcfc562f6eb6708b5ff7d7397325de9e764452</meta:generator>
  </office:meta>
</office:document-meta>
</file>